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style:style style:name="T3" style:family="text">
      <style:text-properties fo:font-style="italic"/>
    </style:style>
  </office:automatic-styles>
  <office:body>
    <office:text>
      <text:p text:style-name="Normal"><text:span text:style-name="T1">La reserva; el respaldo de Libra</text:span></text:p>
      <text:p text:style-name="Normal">28/10/2019 By <text:span text:style-name="T2">Alvaro Ruiz</text:span> </text:p>
      <text:p text:style-name="Normal">Una de las mayores preocupaciones que generan las criptomonedas es la falta de estabilidad de precios. Las <text:span text:style-name="T3">criptos</text:span> se han visto muy expuestas a movimientos especulativos en un mercado abierto afectado de forma directa por características impuestas por el propio diseño de las mismas (por ejemplo, proof of stake, temas de seguridad, limitaciones de velocidad,…). Más allá del valor intrínseco que les otorga su utilidad como instrumento de intercambio seguro, el gran público, que no tiene por qué estar al corriente de qué pintan los bizantinos en todo este lio de las <text:span text:style-name="T3">criptos</text:span>, siempre suele reducir el problema del valor a la misma simple, fundamental y nunca baladí pregunta, ¿quién respalda el valor de las <text:span text:style-name="T3">criptos</text:span>?¿Qué banco central está detrás? Responder que la oferta de flujo monetario está predefinido y es controlado por un algoritmo probablemente lejos de aclarar nada aleja más el concepto del valor de las <text:span text:style-name="T3">criptos</text:span> de los usuarios corrientes que usamos el dinero para simplemente vivir.</text:p>
      <text:p text:style-name="Normal">La oferta de Libra (puedes ver aquí un artículo relacionado) solo es posible comprando Libras con dinero fiduciario (quicir, billetes). No se pueden crear Libras por un decir “a ver que pasa”. No es una cuestión de que en una conversación informal en alguna oficina corporativa alguien lance el desafío “¡A que no creas 100 millones de Libras!” y todo quede sellado con un “Aguántame el cubata”. Si alguna vez experimentaste las maravillas de la hiperflación o conoces a alguien que lo hizo seguro que eso te tranquiliza. Además, más allá de impedir subidas exorbitadas, la Libra Association tiene la capacidad de prevenir bajadas del precio de referencia mediante la <text:span text:style-name="T3">quema</text:span> de Libras como modo de contraer la oferta en caso de desplome de la demanda, adecuando el valor de la reserva al precio del volumen total de Libras en el mercado.</text:p>
      <text:p text:style-name="Normal">El resultado de la política monetaria de Libra siempre estará orientado a mantener un valor constante en moneda de la calle en base al conjunto de activos de los que se compone la reserva que será una bolsa de divisas estables y activos de bajo riesgo entre los que destacan inversiones en deuda pública fiable a corto plazo para mantener las posibles necesidades de liquidez. Esto permite además garantizar que siempre que quieras cambiar tu Libras a dinero corriente habrá dinero disponible para efectuar el cambio. Esto hace que la reserva también produzca ciertos ingresos los cuales están previstos que se dediquen a pagar los costes operativos de Libra (nada es gratis) y repartir dividendos entre los inversores. Más información sobre esto en nuestro articulo sobre Libra Investment Token.</text:p>
      <text:p text:style-name="Normal">Ahora bien, hay que considerar que la reserva de Libra puede llegar a tener un valor enorme si su uso escala a nivel mundial. La pregunta clave aquí sería, quién controla de hecho esa ingente cantidad de dinero. En el diseño de Libra está contemplado que esta responsabilidad recaiga sobre el <text:span text:style-name="T3">Managing Director</text:span>, el director ejecutivo, y su equipo que es designado por él mismo. Con todo, este equipo no podrá cambiar la política de gestión. Para ello es necesario reunir una mayoría de 2/3 de los votos del consejo de Libra. Para más información sobre todo ello puedes echarle un vistazo a nuestro artículo sobre la organización de la gestión de Libra.</text:p>
      <text:p text:style-name="Normal">En definitiva, el objetivo de la gestión de la reserva de Libra está regulada internamente y orientada fundamentalmente a mantener el valor de Libra estable y el riesgo mínimo mediante la inversión en “activos de baja volatilidad y deuda pública en divisas estables de reputados bancos centrales” apoyado por una coherente política de inversión distribuida geopolíticamente a tal efecto. Esta inversión será articulada a través de una red de custodios con evaluación contrastada para limitar riesgos de intereses contrapuestos.</text:p>
      <text:p text:style-name="Normal">Con todos estos mecanismos Libra segura una política monetaria coherente orientada a garantizar el valor del dinero que pongas en Libra y es sin duda un aspecto novedoso en el mundo de las criptomoneda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